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MonthlyCalendar" style:family="table">
      <style:table-properties style:width="7.5in" table:align="margins"/>
    </style:style>
    <style:style style:name="MonthlyCalendar.A" style:family="table-column">
      <style:table-column-properties style:column-width="0.5in" style:rel-column-width="720*"/>
    </style:style>
    <style:style style:name="MonthlyCalendar.C" style:family="table-column">
      <style:table-column-properties style:column-width="6.5in" style:rel-column-width="9360*"/>
    </style:style>
    <style:style style:name="MonthlyCalendar.A1" style:family="table-cell">
      <style:table-cell-properties fo:padding-left="0.0201in" fo:padding-right="0.0201in" fo:padding-top="0.05in" fo:padding-bottom="0.05in" fo:border-left="0.05pt solid #000000" fo:border-right="none" fo:border-top="0.05pt solid #000000" fo:border-bottom="0.05pt solid #000000" style:writing-mode="page"/>
    </style:style>
    <style:style style:name="MonthlyCalendar.C1" style:family="table-cell">
      <style:table-cell-properties fo:padding-left="0.0201in" fo:padding-right="0.0201in" fo:padding-top="0.05in" fo:padding-bottom="0.05in" fo:border="0.05pt solid #000000" style:writing-mode="page"/>
    </style:style>
    <style:style style:name="MonthlyCalendar.A2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MonthlyCalendar.C2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oDoList" style:family="table" style:master-page-name="">
      <style:table-properties style:width="7.5in" style:page-number="auto" fo:break-before="page" table:align="margins"/>
    </style:style>
    <style:style style:name="ToDoList.A" style:family="table-column">
      <style:table-column-properties style:column-width="3.75in" style:rel-column-width="32767*"/>
    </style:style>
    <style:style style:name="ToDoList.A1" style:family="table-cell">
      <style:table-cell-properties fo:padding-left="0in" fo:padding-right="0in" fo:padding-top="0.0701in" fo:padding-bottom="0.0701in" fo:border="none" style:writing-mode="page"/>
    </style:style>
    <style:style style:name="P1" style:family="paragraph" style:parent-style-name="Title">
      <style:text-properties officeooo:rsid="001b1934" officeooo:paragraph-rsid="001b1934"/>
    </style:style>
    <style:style style:name="P2" style:family="paragraph">
      <loext:graphic-properties draw:fill-color="#ffffff"/>
    </style:style>
    <style:style style:name="P3" style:family="paragraph" style:parent-style-name="Table_20_Contents">
      <style:text-properties officeooo:rsid="001b1934" officeooo:paragraph-rsid="001b1934"/>
    </style:style>
    <style:style style:name="P4" style:family="paragraph" style:parent-style-name="Text_20_body">
      <style:text-properties officeooo:rsid="001b1934" officeooo:paragraph-rsid="001b1934"/>
    </style:style>
    <style:style style:name="P5" style:family="paragraph" style:parent-style-name="Table_20_Contents" style:list-style-name="L1">
      <loext:graphic-properties draw:fill="none"/>
      <style:paragraph-properties fo:margin-left="0.3752in" fo:margin-right="0in" fo:orphans="0" fo:widows="0" fo:text-indent="-0.25in" style:auto-text-indent="false" fo:background-color="transparent" text:number-lines="false" text:line-number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5528in" fo:min-width="3.5in" fo:padding-top="0.0098in" fo:padding-bottom="0.0098in" fo:padding-left="0.0098in" fo:padding-right="0.0098in" loext:decorative="false" style:run-through="foreground" style:wrap="none" style:wrap-contour-mode="full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llet Folder for <draw:custom-shape text:anchor-type="as-char" svg:y="-0.4055in" draw:z-index="0" draw:name="Shape 1" draw:style-name="gr1" draw:text-style-name="P2" svg:width="3.5004in" svg:height="0.5531in"><svg:title>Month</svg:title><svg:desc>A empty box for writing the month</svg:desc><text:p/><draw:enhanced-geometry svg:viewBox="0 0 21600 21600" draw:mirror-horizontal="false" draw:mirror-vertical="false" draw:type="rectangle" draw:enhanced-path="M 0 0 L 21600 0 21600 21600 0 21600 0 0 Z N"/></draw:custom-shape></text:p>
      <table:table table:name="MonthlyCalendar" table:style-name="MonthlyCalendar">
        <table:table-column table:style-name="MonthlyCalendar.A" table:number-columns-repeated="2"/>
        <table:table-column table:style-name="MonthlyCalendar.C"/>
        <table:table-row>
          <table:table-cell table:style-name="MonthlyCalendar.A1" office:value-type="string">
            <text:p text:style-name="P3">1</text:p>
          </table:table-cell>
          <table:table-cell table:style-name="MonthlyCalendar.A1" office:value-type="string">
            <text:p text:style-name="Table_20_Contents"/>
          </table:table-cell>
          <table:table-cell table:style-name="MonthlyCalendar.C1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2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3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4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5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6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7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8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9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10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11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12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13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14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15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16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17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18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19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20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21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22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23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24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25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26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27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28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29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30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  <table:table-row>
          <table:table-cell table:style-name="MonthlyCalendar.A2" office:value-type="string">
            <text:p text:style-name="P3">31</text:p>
          </table:table-cell>
          <table:table-cell table:style-name="MonthlyCalendar.A2" office:value-type="string">
            <text:p text:style-name="Table_20_Contents"/>
          </table:table-cell>
          <table:table-cell table:style-name="MonthlyCalendar.C2" office:value-type="string">
            <text:p text:style-name="Table_20_Contents"/>
          </table:table-cell>
        </table:table-row>
      </table:table>
      <text:p text:style-name="P4"/>
      <table:table table:name="ToDoList" table:style-name="ToDoList">
        <table:table-column table:style-name="ToDoList.A" table:number-columns-repeated="2"/>
        <table:table-row>
          <table:table-cell table:style-name="ToDoList.A1" office:value-type="string">
            <text:list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  <table:table-row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  <table:table-cell table:style-name="ToDoList.A1" office:value-type="string">
            <text:list text:continue-numbering="true" text:style-name="L1">
              <text:list-item>
                <text:p text:style-name="P5"/>
              </text:list-item>
            </text:list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8T11:04:14.469699700</meta:creation-date>
    <dc:date>2025-05-08T11:31:39.249738300</dc:date>
    <meta:editing-duration>PT5M46S</meta:editing-duration>
    <meta:editing-cycles>2</meta:editing-cycles>
    <meta:generator>LibreOffice/25.2.2.2$Windows_x86 LibreOffice_project/7370d4be9e3cf6031a51beef54ff3bda878e3fac</meta:generator>
    <dc:title>Bullet Folder Monthly Template</dc:title>
    <meta:document-statistic meta:table-count="2" meta:image-count="0" meta:object-count="0" meta:page-count="3" meta:paragraph-count="92" meta:word-count="94" meta:character-count="131" meta:non-whitespace-character-count="128"/>
  </office:meta>
</office:document-meta>
</file>